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9427"/>
    </style:style>
    <style:style style:name="P2" style:family="paragraph" style:parent-style-name="Standard" style:master-page-name="Standard">
      <style:paragraph-properties style:page-number="auto"/>
      <style:text-properties officeooo:paragraph-rsid="000a9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1D Max Sum</text:p>
      <text:p text:style-name="P1">//Algorithm : Jay Kadane</text:p>
      <text:p text:style-name="P1">//Complexity : O(n)</text:p>
      <text:p text:style-name="P1"/>
      <text:p text:style-name="P1">int main()</text:p>
      <text:p text:style-name="P1">{</text:p>
      <text:p text:style-name="P1"><text:s text:c="4"/>int n;</text:p>
      <text:p text:style-name="P1"/>
      <text:p text:style-name="P1"><text:s text:c="4"/>scanf("%d", &amp;n);</text:p>
      <text:p text:style-name="P1"><text:s text:c="4"/>int A[n+1];</text:p>
      <text:p text:style-name="P1"><text:s text:c="4"/>for(int i = 0; i &lt; n; i++)</text:p>
      <text:p text:style-name="P1"><text:s text:c="8"/>scanf("%d", &amp;A[i]);</text:p>
      <text:p text:style-name="P1"/>
      <text:p text:style-name="P1"><text:s text:c="4"/>//Main part of the code</text:p>
      <text:p text:style-name="P1"/>
      <text:p text:style-name="P1"><text:s text:c="4"/>int sum = 0, ans = 0;</text:p>
      <text:p text:style-name="P1"><text:s text:c="4"/>for(int i = 0; i &lt; 9; i++) {</text:p>
      <text:p text:style-name="P1"><text:s text:c="8"/>sum += A[i];</text:p>
      <text:p text:style-name="P1"><text:s text:c="8"/>ans = max(sum, ans); <text:s text:c="15"/>//always take the larger sum</text:p>
      <text:p text:style-name="P1"><text:s text:c="8"/>if(sum &lt; 0)</text:p>
      <text:p text:style-name="P1"><text:s text:c="12"/>sum = 0; <text:s text:c="23"/>//if sum is negative, reset it (greedy)</text:p>
      <text:p text:style-name="P1"><text:s text:c="4"/>}</text:p>
      <text:p text:style-name="P1"><text:s text:c="4"/>printf("1D Max Sum : %d\n", ans);</text:p>
      <text:p text:style-name="P1"><text:s text:c="4"/>return 0;</text:p>
      <text:p text:style-name="P1">}</text:p>
      <text:p text:style-name="P1"/>
      <text:p text:style-name="P1"/>
      <text:p text:style-name="P1">//2D Max Sum</text:p>
      <text:p text:style-name="P1">//DP, Inclusion Exclusion</text:p>
      <text:p text:style-name="P1">//Complexity : O(n^4)</text:p>
      <text:p text:style-name="P1"/>
      <text:p text:style-name="P1">int main()</text:p>
      <text:p text:style-name="P1">{</text:p>
      <text:p text:style-name="P1"><text:s text:c="4"/>int row_column, A[100][100]; <text:s text:c="12"/>//A square matrix</text:p>
      <text:p text:style-name="P1"><text:s text:c="4"/>scanf("%d", &amp;row_column);</text:p>
      <text:p text:style-name="P1"/>
      <text:p text:style-name="P1"><text:s text:c="4"/>for(int i = 0; i &lt; row_column; i++) <text:s text:c="8"/>//input of the matrix/2D array</text:p>
      <text:p text:style-name="P1"><text:s text:c="8"/>for(int j = 0; j &lt; row_column; j++) {</text:p>
      <text:p text:style-name="P1"><text:s text:c="12"/>scanf("%d", &amp;A[i][j]);</text:p>
      <text:p text:style-name="P1"><text:s text:c="12"/>if(i &gt; 0)</text:p>
      <text:p text:style-name="P1"><text:s text:c="16"/>A[i][j] += A[i-1][j]; <text:s text:c="10"/>//take from right</text:p>
      <text:p text:style-name="P1"><text:s text:c="12"/>if(j &gt; 0)</text:p>
      <text:p text:style-name="P1"><text:s text:c="16"/>A[i][j] += A[i][j-1]; <text:s text:c="10"/>//take from left</text:p>
      <text:p text:style-name="P1"><text:s text:c="12"/>if(i &gt; 0 &amp;&amp; j &gt; 0)</text:p>
      <text:p text:style-name="P1"><text:s text:c="16"/>A[i][j] -= A[i-1][j-1]; <text:s text:c="8"/>//inclusion exclusion</text:p>
      <text:p text:style-name="P1"><text:s text:c="8"/>}</text:p>
      <text:p text:style-name="P1"/>
      <text:p text:style-name="P1"><text:s text:c="4"/>int maxSubRect = -1e7;</text:p>
      <text:p text:style-name="P1"/>
      <text:p text:style-name="P1"><text:soft-page-break/><text:s text:c="4"/>for(int i = 0; i &lt; row_column; i++) <text:s text:c="16"/>//i &amp; j are the starting coordinate of sub-rectangle</text:p>
      <text:p text:style-name="P1"><text:s text:c="8"/>for(int j = 0; j &lt; row_column; j++)</text:p>
      <text:p text:style-name="P1"><text:s text:c="12"/>for(int k = i; k &lt; row_column; k++) <text:s text:c="8"/>//k &amp; l are the finishing coordinate of sub-rectangle</text:p>
      <text:p text:style-name="P1"><text:s text:c="16"/>for(int l = j; l &lt; row_column; l++) {</text:p>
      <text:p text:style-name="P1"><text:s text:c="20"/>int subRect = A[k][l];</text:p>
      <text:p text:style-name="P1"><text:s text:c="20"/>if(i &gt; 0)</text:p>
      <text:p text:style-name="P1"><text:s text:c="24"/>subRect -= A[i-1][l];</text:p>
      <text:p text:style-name="P1"><text:s text:c="20"/>if(j &gt; 0)</text:p>
      <text:p text:style-name="P1"><text:s text:c="24"/>subRect -= A[k][j-1];</text:p>
      <text:p text:style-name="P1"><text:s text:c="20"/>if(i &gt; 0 &amp;&amp; j &gt; 0)</text:p>
      <text:p text:style-name="P1"><text:s text:c="24"/>subRect += A[i-1][j-1]; <text:s text:c="8"/>//due to inclusion exclusion</text:p>
      <text:p text:style-name="P1"><text:s text:c="20"/>maxSubRect = max(subRect, maxSubRect);</text:p>
      <text:p text:style-name="P1"><text:s text:c="16"/>}</text:p>
      <text:p text:style-name="P1"><text:s text:c="4"/>printf("2D Max Sum : %d\n", maxSubRect)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23:24:20.738233007</meta:creation-date>
    <dc:date>2017-06-22T23:25:25.669543527</dc:date>
    <meta:editing-duration>PT1M5S</meta:editing-duration>
    <meta:editing-cycles>1</meta:editing-cycles>
    <meta:document-statistic meta:table-count="0" meta:image-count="0" meta:object-count="0" meta:page-count="2" meta:paragraph-count="55" meta:word-count="259" meta:character-count="1882" meta:non-whitespace-character-count="1112"/>
    <meta:generator>LibreOffice/5.1.6.2$Linux_X86_64 LibreOffice_project/10m0$Build-2</meta:generator>
  </office:meta>
</office:document-meta>
</file>